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105">
      <style:table-cell-properties fo:border="0.74pt solid #000000"/>
    </style:style>
    <style:style style:name="ce16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108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order="0.74pt solid #000000" style:vertical-align="top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ext-properties fo:font-size="28pt" style:font-size-asian="28pt" style:font-size-complex="28pt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order="0.74pt solid #000000"/>
    </style:style>
    <style:style style:name="ce46" style:family="table-cell" style:parent-style-name="Default" style:data-style-name="N10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="0.74pt solid #000000" style:vertical-align="top"/>
    </style:style>
    <style:style style:name="ce48" style:family="table-cell" style:parent-style-name="Default">
      <style:text-properties fo:font-size="28pt" style:font-size-asian="28pt" style:font-size-complex="28pt"/>
    </style:style>
    <style:style style:name="ce49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55" style:family="table-cell" style:parent-style-name="Default" style:data-style-name="N105">
      <style:table-cell-properties fo:border="0.74pt solid #000000"/>
    </style:style>
    <style:style style:name="ce56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8">
      <style:table-cell-properties fo:border="0.74pt solid #000000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5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55"/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FACTURA</text:p>
          </table:table-cell>
          <table:table-cell table:style-name="Default" table:number-columns-repeated="2"/>
          <table:table-cell table:number-columns-repeated="5"/>
          <table:table-cell table:style-name="ce59" office:value-type="string" calcext:value-type="string">
            <text:p>Nom empresa</text:p>
            <text:p>Adreça</text:p>
            <text:p/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ce59" office:value-type="string" calcext:value-type="string">
            <text:p>Ciutat</text:p>
          </table:table-cell>
        </table:table-row>
        <table:table-row table:style-name="ro1">
          <table:table-cell/>
          <table:table-cell table:style-name="Default" office:value-type="string" calcext:value-type="string">
            <text:p>Numero:</text:p>
          </table:table-cell>
          <table:table-cell table:style-name="Default" table:number-columns-repeated="3"/>
          <table:table-cell office:value-type="string" calcext:value-type="string">
            <text:p>NIF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ata:</text:p>
          </table:table-cell>
          <table:table-cell table:style-name="Default" table:number-columns-repeated="3"/>
          <table:table-cell table:number-columns-repeated="5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</table:table-row>
        <table:table-row table:style-name="ro1">
          <table:table-cell/>
          <table:table-cell table:style-name="ce40" office:value-type="string" calcext:value-type="string" table:number-columns-spanned="4" table:number-rows-spanned="4">
            <text:p>            Client:</text:p>
            <text:p>         Domicili:</text:p>
            <text:p>            Ciutat:</text:p>
            <text:p>               NIF:</text:p>
          </table:table-cell>
          <table:covered-table-cell table:number-columns-repeated="2" table:style-name="ce49"/>
          <table:covered-table-cell table:style-name="ce52"/>
          <table:table-cell table:style-name="ce45" office:value-type="string" calcext:value-type="string" table:number-columns-spanned="6" table:number-rows-spanned="4">
            <text:p>Comentaris:</text:p>
            <text:p/>
            <text:p/>
            <text:p/>
            <text:p/>
            <text:p/>
            <text:p/>
          </table:table-cell>
          <table:covered-table-cell table:number-columns-repeated="4"/>
          <table:covered-table-cell table:style-name="Default"/>
        </table:table-row>
        <table:table-row table:style-name="ro1">
          <table:table-cell/>
          <table:covered-table-cell table:style-name="ce41"/>
          <table:covered-table-cell table:number-columns-repeated="2" table:style-name="Default"/>
          <table:covered-table-cell table:style-name="ce53"/>
          <table:covered-table-cell table:number-columns-repeated="5"/>
          <table:covered-table-cell table:style-name="Default"/>
        </table:table-row>
        <table:table-row table:style-name="ro1">
          <table:table-cell/>
          <table:covered-table-cell table:style-name="ce41"/>
          <table:covered-table-cell table:number-columns-repeated="2" table:style-name="Default"/>
          <table:covered-table-cell table:style-name="ce53"/>
          <table:covered-table-cell table:number-columns-repeated="5"/>
          <table:covered-table-cell table:style-name="Default"/>
        </table:table-row>
        <table:table-row table:style-name="ro1">
          <table:table-cell/>
          <table:covered-table-cell table:style-name="ce42"/>
          <table:covered-table-cell table:number-columns-repeated="2" table:style-name="ce50"/>
          <table:covered-table-cell table:style-name="ce54"/>
          <table:covered-table-cell table:number-columns-repeated="5"/>
          <table:covered-table-cell table:style-name="Default"/>
        </table:table-row>
        <table:table-row table:style-name="ro1">
          <table:table-cell/>
          <table:table-cell table:style-name="ce43"/>
          <table:table-cell table:style-name="ce51" table:number-columns-repeated="3"/>
          <table:table-cell table:number-columns-repeated="5"/>
          <table:table-cell table:style-name="Default"/>
        </table:table-row>
        <table:table-row table:style-name="ro1">
          <table:table-cell/>
          <table:table-cell table:style-name="ce44" office:value-type="string" calcext:value-type="string">
            <text:p>Codi</text:p>
          </table:table-cell>
          <table:table-cell table:style-name="ce44" office:value-type="string" calcext:value-type="string">
            <text:p>Article</text:p>
          </table:table-cell>
          <table:table-cell table:style-name="ce44" office:value-type="string" calcext:value-type="string">
            <text:p>Unitats</text:p>
          </table:table-cell>
          <table:table-cell table:style-name="ce44" office:value-type="string" calcext:value-type="string">
            <text:p>Preu Unitari</text:p>
          </table:table-cell>
          <table:table-cell table:style-name="ce44" office:value-type="string" calcext:value-type="string">
            <text:p>Subtotal </text:p>
          </table:table-cell>
          <table:table-cell table:style-name="ce44" office:value-type="string" calcext:value-type="string">
            <text:p>% Descompte</text:p>
          </table:table-cell>
          <table:table-cell table:style-name="ce44" office:value-type="string" calcext:value-type="string">
            <text:p>Total descompte </text:p>
          </table:table-cell>
          <table:table-cell table:style-name="ce44" office:value-type="string" calcext:value-type="string">
            <text:p>% IVA</text:p>
          </table:table-cell>
          <table:table-cell table:style-name="ce44" office:value-type="string" calcext:value-type="string">
            <text:p>Total IVA </text:p>
          </table:table-cell>
          <table:table-cell table:style-name="ce44" office:value-type="string" calcext:value-type="string">
            <text:p>Total amb IVA 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4.99" calcext:value-type="currency">
            <text:p>14,99 €</text:p>
          </table:table-cell>
          <table:table-cell table:style-name="ce55" table:formula="of:=[.D16]*[.E16]" office:value-type="currency" office:currency="EUR" office:value="29.98" calcext:value-type="currency">
            <text:p>29,98 €</text:p>
          </table:table-cell>
          <table:table-cell table:style-name="ce58" office:value-type="percentage" office:value="0.05" calcext:value-type="percentage">
            <text:p>5,00 %</text:p>
          </table:table-cell>
          <table:table-cell table:style-name="ce55" table:formula="of:=[.F16]*[.G16]" office:value-type="currency" office:currency="EUR" office:value="1.499" calcext:value-type="currency">
            <text:p>1,50 €</text:p>
          </table:table-cell>
          <table:table-cell table:style-name="ce58" office:value-type="percentage" office:value="0.21" calcext:value-type="percentage">
            <text:p>21,00 %</text:p>
          </table:table-cell>
          <table:table-cell table:style-name="ce55" table:formula="of:=([.F16]-[.H16])*[.I16]" office:value-type="currency" office:currency="EUR" office:value="5.98101" calcext:value-type="currency">
            <text:p>5,98 €</text:p>
          </table:table-cell>
          <table:table-cell table:formula="of:=[.F16]-[.H16]+[.J16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15" calcext:value-type="currency">
            <text:p>29,15 €</text:p>
          </table:table-cell>
          <table:table-cell table:style-name="ce55" table:formula="of:=[.D17]*[.E17]" office:value-type="currency" office:currency="EUR" office:value="29.15" calcext:value-type="currency">
            <text:p>29,15 €</text:p>
          </table:table-cell>
          <table:table-cell table:style-name="ce58" office:value-type="percentage" office:value="0.03" calcext:value-type="percentage">
            <text:p>3,00 %</text:p>
          </table:table-cell>
          <table:table-cell table:style-name="ce55" table:formula="of:=[.F17]*[.G17]" office:value-type="currency" office:currency="EUR" office:value="0.8745" calcext:value-type="currency">
            <text:p>0,87 €</text:p>
          </table:table-cell>
          <table:table-cell table:style-name="ce58" office:value-type="percentage" office:value="0.21" calcext:value-type="percentage">
            <text:p>21,00 %</text:p>
          </table:table-cell>
          <table:table-cell table:style-name="ce55" table:formula="of:=([.F17]-[.H17])*[.I17]" office:value-type="currency" office:currency="EUR" office:value="5.937855" calcext:value-type="currency">
            <text:p>5,94 €</text:p>
          </table:table-cell>
          <table:table-cell table:formula="of:=[.F17]-[.H17]+[.J17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5.66" calcext:value-type="currency">
            <text:p>25,66 €</text:p>
          </table:table-cell>
          <table:table-cell table:style-name="ce55" table:formula="of:=[.D18]*[.E18]" office:value-type="currency" office:currency="EUR" office:value="76.98" calcext:value-type="currency">
            <text:p>76,98 €</text:p>
          </table:table-cell>
          <table:table-cell table:style-name="ce58" office:value-type="percentage" office:value="0.1" calcext:value-type="percentage">
            <text:p>10,00 %</text:p>
          </table:table-cell>
          <table:table-cell table:style-name="ce55" table:formula="of:=[.F18]*[.G18]" office:value-type="currency" office:currency="EUR" office:value="7.698" calcext:value-type="currency">
            <text:p>7,70 €</text:p>
          </table:table-cell>
          <table:table-cell table:style-name="ce58" office:value-type="percentage" office:value="0.1" calcext:value-type="percentage">
            <text:p>10,00 %</text:p>
          </table:table-cell>
          <table:table-cell table:style-name="ce55" table:formula="of:=([.F18]-[.H18])*[.I18]" office:value-type="currency" office:currency="EUR" office:value="6.9282" calcext:value-type="currency">
            <text:p>6,93 €</text:p>
          </table:table-cell>
          <table:table-cell table:formula="of:=[.F18]-[.H18]+[.J18]" office:value-type="currency" office:currency="EUR" office:value="76.2102" calcext:value-type="currency">
            <text:p>76,21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85" calcext:value-type="currency">
            <text:p>0,85 €</text:p>
          </table:table-cell>
          <table:table-cell table:style-name="ce55" table:formula="of:=[.D19]*[.E19]" office:value-type="currency" office:currency="EUR" office:value="4.25" calcext:value-type="currency">
            <text:p>4,25 €</text:p>
          </table:table-cell>
          <table:table-cell table:style-name="ce58"/>
          <table:table-cell table:style-name="ce55" table:formula="of:=[.F19]*[.G19]" office:value-type="currency" office:currency="EUR" office:value="0" calcext:value-type="currency">
            <text:p>0,00 €</text:p>
          </table:table-cell>
          <table:table-cell table:style-name="ce58" office:value-type="percentage" office:value="0.04" calcext:value-type="percentage">
            <text:p>4,00 %</text:p>
          </table:table-cell>
          <table:table-cell table:style-name="ce55" table:formula="of:=([.F19]-[.H19])*[.I19]" office:value-type="currency" office:currency="EUR" office:value="0.17" calcext:value-type="currency">
            <text:p>0,17 €</text:p>
          </table:table-cell>
          <table:table-cell table:formula="of:=[.F19]-[.H19]+[.J19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0]*[.G20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0]-[.H20])*[.I20]" office:value-type="currency" office:currency="EUR" office:value="0" calcext:value-type="currency">
            <text:p>0,00 €</text:p>
          </table:table-cell>
          <table:table-cell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1]*[.G21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1]-[.H21])*[.I21]" office:value-type="currency" office:currency="EUR" office:value="0" calcext:value-type="currency">
            <text:p>0,00 €</text:p>
          </table:table-cell>
          <table:table-cell table:formula="of:=[.F21]-[.H21]+[.J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2]*[.G22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2]-[.H22])*[.I22]" office:value-type="currency" office:currency="EUR" office:value="0" calcext:value-type="currency">
            <text:p>0,00 €</text:p>
          </table:table-cell>
          <table:table-cell table:formula="of:=[.F22]-[.H22]+[.J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3]*[.G23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3]-[.H23])*[.I23]" office:value-type="currency" office:currency="EUR" office:value="0" calcext:value-type="currency">
            <text:p>0,00 €</text:p>
          </table:table-cell>
          <table:table-cell table:formula="of:=[.F23]-[.H23]+[.J2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4]*[.G24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4]-[.H24])*[.I24]" office:value-type="currency" office:currency="EUR" office:value="0" calcext:value-type="currency">
            <text:p>0,00 €</text:p>
          </table:table-cell>
          <table:table-cell table:formula="of:=[.F24]-[.H24]+[.J2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55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[.F25]*[.G25]" office:value-type="currency" office:currency="EUR" office:value="0" calcext:value-type="currency">
            <text:p>0,00 €</text:p>
          </table:table-cell>
          <table:table-cell table:style-name="ce58"/>
          <table:table-cell table:style-name="ce55" table:formula="of:=([.F25]-[.H25])*[.I25]" office:value-type="currency" office:currency="EUR" office:value="0" calcext:value-type="currency">
            <text:p>0,00 €</text:p>
          </table:table-cell>
          <table:table-cell table:formula="of:=[.F25]-[.H25]+[.J2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Import brut 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otal descompte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ipus IVA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Base Imponible [7]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Import IVA [8]</text:p>
          </table:table-cell>
          <table:covered-table-cell table:style-name="ce44"/>
        </table:table-row>
        <table:table-row table:style-name="ro1">
          <table:table-cell/>
          <table:table-cell table:style-name="ce46" table:formula="of:=SUM([.F16:.F25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46" table:formula="of:=SUM([.H16:.H25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45"/>
          <table:table-cell table:style-name="ce56" office:value-type="percentage" office:value="0.04" calcext:value-type="percentage" table:number-columns-spanned="2" table:number-rows-spanned="1">
            <text:p>4 %</text:p>
          </table:table-cell>
          <table:covered-table-cell table:style-name="ce56"/>
          <table:table-cell table:style-name="ce55" table:formula="of:=SUMIF([.I$16:.K$25];[.F27];[.K$16:.K$25])-SUMIF([.I$16:.K$25];[.F27];[.J$16:.J$25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5"/>
          <table:table-cell table:style-name="ce55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45"/>
        </table:table-row>
        <table:table-row table:style-name="ro1">
          <table:table-cell/>
          <table:covered-table-cell table:number-columns-repeated="3"/>
          <table:covered-table-cell table:style-name="ce45"/>
          <table:table-cell table:style-name="ce56" office:value-type="percentage" office:value="0.1" calcext:value-type="percentage" table:number-columns-spanned="2" table:number-rows-spanned="1">
            <text:p>10 %</text:p>
          </table:table-cell>
          <table:covered-table-cell table:style-name="ce56"/>
          <table:table-cell table:style-name="ce55" table:formula="of:=SUMIF([.I$16:.K$25];[.F28];[.K$16:.K$25])-SUMIF([.I$16:.K$25];[.F28];[.J$16:.J$25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5"/>
          <table:table-cell table:style-name="ce55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 table:style-name="ce45"/>
        </table:table-row>
        <table:table-row table:style-name="ro1">
          <table:table-cell/>
          <table:covered-table-cell table:number-columns-repeated="3"/>
          <table:covered-table-cell table:style-name="ce45"/>
          <table:table-cell table:style-name="ce56" office:value-type="percentage" office:value="0.21" calcext:value-type="percentage" table:number-columns-spanned="2" table:number-rows-spanned="1">
            <text:p>21 %</text:p>
          </table:table-cell>
          <table:covered-table-cell table:style-name="ce56"/>
          <table:table-cell table:style-name="ce55" table:formula="of:=SUMIF([.I$16:.K$25];[.F29];[.K$16:.K$25])-SUMIF([.I$16:.K$25];[.F29];[.J$16:.J$25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5"/>
          <table:table-cell table:style-name="ce55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 table:style-name="ce45"/>
        </table:table-row>
        <table:table-row table:style-name="ro1">
          <table:table-cell/>
          <table:table-cell table:style-name="ce47" office:value-type="string" calcext:value-type="string" table:number-columns-spanned="4" table:number-rows-spanned="3">
            <text:p>Forma de pagament:</text:p>
          </table:table-cell>
          <table:covered-table-cell table:number-columns-repeated="2"/>
          <table:covered-table-cell table:style-name="ce45"/>
          <table:table-cell table:style-name="ce57" office:value-type="string" calcext:value-type="string" table:number-columns-spanned="4" table:number-rows-spanned="3">
            <text:p>TOTAL FACTURA</text:p>
          </table:table-cell>
          <table:covered-table-cell table:style-name="ce45"/>
          <table:covered-table-cell table:number-columns-repeated="2"/>
          <table:table-cell table:style-name="ce46" table:formula="of:=SUM([.K16:.K25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/>
          <table:covered-table-cell table:number-columns-repeated="3" table:style-name="ce45"/>
          <table:covered-table-cell table:number-columns-repeated="3"/>
          <table:covered-table-cell table:style-name="Default"/>
        </table:table-row>
        <table:table-row table:style-name="ro1">
          <table:table-cell/>
          <table:covered-table-cell table:number-columns-repeated="3"/>
          <table:covered-table-cell table:number-columns-repeated="3" table:style-name="ce45"/>
          <table:covered-table-cell table:number-columns-repeated="3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1" number:min-decimal-places="1" number:min-integer-digits="1"/>
      <number:text> %</number:text>
    </number:percentage-style>
    <number:percentage-style style:name="N107">
      <number:number number:decimal-places="0" number:min-decimal-places="0" number:min-integer-digits="1"/>
      <number:text> %</number:text>
    </number:percentage-style>
    <number:percentage-style style:name="N108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0:17:24.280895575</meta:creation-date>
    <meta:editing-duration>PT24M14S</meta:editing-duration>
    <meta:editing-cycles>5</meta:editing-cycles>
    <meta:generator>LibreOffice/7.4.5.1$Windows_X86_64 LibreOffice_project/9c0871452b3918c1019dde9bfac75448afc4b57f</meta:generator>
    <dc:date>2024-01-15T10:41:26.490381312</dc:date>
    <meta:document-statistic meta:table-count="1" meta:cell-count="100" meta:object-count="0"/>
  </office:meta>
</office:document-meta>
</file>